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under>
                <mo stretchy="false">∫</mo>
                <mrow>
                  <mi>S</mi>
                  <mrow>
                    <mo fence="true" stretchy="false">(</mo>
                    <mrow>
                      <mi>V</mi>
                    </mrow>
                    <mo fence="true" stretchy="false">)</mo>
                  </mrow>
                </mrow>
              </munder>
              <mstyle mathvariant="bold">
                <mi>E</mi>
              </mstyle>
            </mrow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⋅</mo>
              <mspace width="0.5em"/>
            </mrow>
            <mtext>d</mtext>
            <mstyle mathvariant="bold">
              <mi>f</mi>
            </mstyle>
            <mrow>
              <mspace width="0.5em"/>
              <mo stretchy="false">=</mo>
              <mspace width="0.5em"/>
            </mrow>
            <mfrac>
              <mn>1</mn>
              <mrow>
                <mn>4</mn>
                <mi mathvariant="normal">π</mi>
                <msub>
                  <mi mathvariant="normal">ε</mi>
                  <mn>0</mn>
                </msub>
              </mrow>
            </mfrac>
            <mspace width="0.5em"/>
            <mrow>
              <mo stretchy="false">∫</mo>
              <msup>
                <mtext>d</mtext>
                <mn>3</mn>
              </msup>
            </mrow>
            <mi>r</mi>
            <mi>'</mi>
            <mi mathvariant="normal">ρ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space width="0.5em"/>
            <mrow>
              <munder>
                <mo stretchy="false">∫</mo>
                <mrow>
                  <mi>S</mi>
                  <mrow>
                    <mo fence="true" stretchy="false">(</mo>
                    <mrow>
                      <mi>V</mi>
                    </mrow>
                    <mo fence="true" stretchy="false">)</mo>
                  </mrow>
                </mrow>
              </munder>
              <mtext>d</mtext>
            </mrow>
            <mstyle mathvariant="bold">
              <mi>f</mi>
            </mstyle>
            <mrow>
              <mspace width="0.5em"/>
              <mo stretchy="false">⋅</mo>
              <mspace width="0.5em"/>
            </mrow>
            <mfrac>
              <mrow>
                <mrow>
                  <mstyle mathvariant="bold">
                    <mi>r</mi>
                  </mstyle>
                  <mo stretchy="false">−</mo>
                  <mstyle mathvariant="bold">
                    <mi>r</mi>
                  </mstyle>
                </mrow>
                <mi>'</mi>
              </mrow>
              <msup>
                <mrow>
                  <mo fence="true" stretchy="false">|</mo>
                  <mrow>
                    <mrow>
                      <mrow>
                        <mstyle mathvariant="bold">
                          <mi>r</mi>
                        </mstyle>
                        <mo stretchy="false">−</mo>
                        <mstyle mathvariant="bold">
                          <mi>r</mi>
                        </mstyle>
                      </mrow>
                      <mi>'</mi>
                    </mrow>
                  </mrow>
                  <mo fence="true" stretchy="false">|</mo>
                </mrow>
                <mn>3</mn>
              </msup>
            </mfrac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frac>
              <mn>1</mn>
              <msub>
                <mi mathvariant="normal">ε</mi>
                <mn>0</mn>
              </msub>
            </mfrac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i>'</mi>
            <mi mathvariant="normal">ρ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sub>
                <mi mathvariant="normal">ε</mi>
                <mn>0</mn>
              </msub>
            </mfrac>
            <mspace width="0.5em"/>
            <mi>q</mi>
            <mrow>
              <mo fence="true" stretchy="false">(</mo>
              <mrow>
                <mi>V</mi>
              </mrow>
              <mo fence="true" stretchy="false">)</mo>
            </mrow>
          </mrow>
        </mtd>
      </mtr>
    </mtable>
    <annotation encoding="StarMath 5.0">int from {S(V)} bold E ( bold r ) `cdot` "d" bold f `=` {1} over {4 %pi %varepsilon _0} ` int "d" ^3 r' %rho ({bold r}') ` int from {S(V)} "d" bold f `cdot` {{ bold r } - { bold r } '} over {lline { bold r } - { bold r } ' rline ^3} `=` newline
`=` 1 over %varepsilon _0 int from V "d" ^3 r' %rho ({bold r}') `=` 1 over %varepsilon _0 ` q( V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</office:meta>
</office:document-meta>
</file>